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688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0.7396in"/>
    </style:style>
    <style:style style:name="Table1.1" style:family="table-row">
      <style:table-row-properties style:row-height="0.2799in" fo:keep-together="auto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1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3.3764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0.6882in"/>
    </style:style>
    <style:style style:name="Table2.D" style:family="table-column">
      <style:table-column-properties style:column-width="0.7458in"/>
    </style:style>
    <style:style style:name="Table2.E" style:family="table-column">
      <style:table-column-properties style:column-width="1.0035in"/>
    </style:style>
    <style:style style:name="Table2.1" style:family="table-row">
      <style:table-row-properties style:row-height="0.2799in" fo:background-color="#fff9f2" fo:keep-together="auto">
        <style:background-image/>
      </style:table-row-properties>
    </style:style>
    <style:style style:name="Table2.A1" style:family="table-cell">
      <style:table-cell-properties style:vertical-align="middle" fo:background-color="#ffffff" fo:padding="0.0382in" fo:border="none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3" style:family="table">
      <style:table-properties style:width="4.7528in" fo:margin-left="0in" table:align="left"/>
    </style:style>
    <style:style style:name="Table3.A" style:family="table-column">
      <style:table-column-properties style:column-width="4.7528in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1.3764in" fo:margin-left="0.0451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6882in"/>
    </style:style>
    <style:style style:name="Table7.1" style:family="table-row">
      <style:table-row-properties style:min-row-height="0.2507in" fo:keep-together="auto"/>
    </style:style>
    <style:style style:name="Table7.A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fo:font-size="6pt" officeooo:paragraph-rsid="001ceb7d" style:font-size-asian="5.25pt" style:font-size-complex="6pt"/>
    </style:style>
    <style:style style:name="P2" style:family="paragraph" style:parent-style-name="Standard">
      <style:text-properties officeooo:paragraph-rsid="001ceb7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57d7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ca6f1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68d9b" officeooo:paragraph-rsid="00168d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1ca6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6465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la" fo:country="VA" fo:font-style="normal" fo:text-shadow="none" style:text-underline-style="none" fo:font-weight="normal" officeooo:rsid="007e8b7f" officeooo:paragraph-rsid="007e8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la" fo:country="VA" fo:font-style="normal" fo:text-shadow="none" style:text-underline-style="none" fo:font-weight="normal" officeooo:rsid="007f0b93" officeooo:paragraph-rsid="007f0b9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7e8b7f" officeooo:paragraph-rsid="007e8b7f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9pt" fo:language="la" fo:country="VA" officeooo:rsid="007e8b7f" officeooo:paragraph-rsid="007e8b7f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fo:color="#353535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68d9b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officeooo:paragraph-rsid="00556294"/>
    </style:style>
    <style:style style:name="P19" style:family="paragraph" style:parent-style-name="Text_20_body">
      <style:text-properties fo:font-size="6pt" fo:language="la" fo:country="VA" officeooo:paragraph-rsid="001ca6f1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20f844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1d5b44" style:font-name-asian="Cantarell" style:font-name-complex="Cantarell"/>
    </style:style>
    <style:style style:name="T2" style:family="text">
      <style:text-properties style:font-name="Cantarell" officeooo:rsid="003d6bc8" style:font-name-asian="Cantarell" style:font-name-complex="Cantarell"/>
    </style:style>
    <style:style style:name="T3" style:family="text">
      <style:text-properties style:font-name="Cantarell" officeooo:rsid="001d5b44" style:font-name-asian="Source Han Serif CN" style:font-name-complex="Lohit Devanagari"/>
    </style:style>
    <style:style style:name="T4" style:family="text">
      <style:text-properties style:font-name="Cantarell" officeooo:rsid="002f7c1b" style:font-name-asian="Source Han Serif CN" style:font-name-complex="Lohit Devanagari"/>
    </style:style>
    <style:style style:name="T5" style:family="text">
      <style:text-properties style:font-name="Cantarell" officeooo:rsid="003d6bc8" style:font-name-asian="Source Han Serif CN" style:font-name-complex="Lohit Devanagari"/>
    </style:style>
    <style:style style:name="T6" style:family="text">
      <style:text-properties style:font-name="Cantarell" officeooo:rsid="001ceb7d" style:font-name-asian="Source Han Serif CN" style:font-name-complex="Lohit Devanagari"/>
    </style:style>
    <style:style style:name="T7" style:family="text">
      <style:text-properties style:font-name="Cantarell" officeooo:rsid="008474f7" style:font-name-asian="Source Han Serif CN" style:font-name-complex="Lohit Devanagari"/>
    </style:style>
    <style:style style:name="T8" style:family="text">
      <style:text-properties officeooo:rsid="00193579"/>
    </style:style>
    <style:style style:name="T9" style:family="text">
      <style:text-properties officeooo:rsid="001a55e0"/>
    </style:style>
    <style:style style:name="T10" style:family="text">
      <style:text-properties officeooo:rsid="002a2e9c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officeooo:rsid="005a6dac" style:font-size-asian="6pt" style:font-size-complex="6pt"/>
    </style:style>
    <style:style style:name="T13" style:family="text">
      <style:text-properties officeooo:rsid="00168d9b"/>
    </style:style>
    <style:style style:name="T14" style:family="text">
      <style:text-properties officeooo:rsid="007f0b93"/>
    </style:style>
    <style:style style:name="T15" style:family="text">
      <style:text-properties officeooo:rsid="007f1595"/>
    </style:style>
    <style:style style:name="T16" style:family="text">
      <style:text-properties officeooo:rsid="0080c628"/>
    </style:style>
    <style:style style:name="T17" style:family="text">
      <style:text-properties officeooo:rsid="00850c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7">mā</text:span><text:span text:style-name="T5">lō </text:span><text:span text:style-name="T1">∙</text:span><text:span text:style-name="T3"> </text:span><text:span text:style-name="T7">ma</text:span><text:span text:style-name="T4">l</text:span><text:span text:style-name="T5">l</text:span><text:span text:style-name="T4">e</text:span><text:span text:style-name="T6"> </text:span><text:span text:style-name="T1">∙</text:span><text:span text:style-name="T3"> </text:span><text:span text:style-name="T7">mā</text:span><text:span text:style-name="T5">luī</text:span><text:span text:style-name="T3"> </text:span><text:span text:style-name="T1">∙</text:span><text:span text:style-name="T3"> </text:span><text:span text:style-name="T2">—</text:span></text:p>
      <table:table table:name="Table1" table:style-name="Table1" table:template-name="Verbum">
        <table:table-column table:style-name="Table1.A"/>
        <table:table-column table:style-name="Table1.B" table:number-columns-repeated="6"/>
        <table:table-row table:style-name="Table1.1">
          <table:table-cell table:style-name="Table1.A1" table:number-columns-spanned="7" office:value-type="string">
            <text:p text:style-name="P12"><text:span text:style-name="T13">Indicātīvus</text:span> Āctīv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5">Praes<text:span text:style-name="T9">ē</text:span>ns</text:p>
          </table:table-cell>
          <table:table-cell table:style-name="Table1.A2" office:value-type="string">
            <text:p text:style-name="P5">Praeteritum Imperfectum</text:p>
          </table:table-cell>
          <table:table-cell table:style-name="Table1.B2" office:value-type="string">
            <text:p text:style-name="P5">Futurum</text:p>
          </table:table-cell>
          <table:table-cell table:style-name="Table1.A2" office:value-type="string">
            <text:p text:style-name="P5">Praeteritum Perfectum</text:p>
          </table:table-cell>
          <table:table-cell table:style-name="Table1.B2" office:value-type="string">
            <text:p text:style-name="P5">Pl<text:span text:style-name="T9">ū</text:span>squam-perfectum</text:p>
          </table:table-cell>
          <table:table-cell table:style-name="Table1.A2" office:value-type="string">
            <text:p text:style-name="P5">Futurum Perf<text:span text:style-name="T8">e</text:span>ctum</text:p>
          </table:table-cell>
        </table:table-row>
        <table:table-row table:style-name="Table1.3">
          <table:table-cell table:style-name="Table1.A3" office:value-type="string">
            <text:p text:style-name="P17">1</text:p>
          </table:table-cell>
          <table:table-cell table:style-name="Table1.A1" office:value-type="string">
            <text:p text:style-name="P15">māl<text:span text:style-name="T16">ō</text:span></text:p>
          </table:table-cell>
          <table:table-cell table:style-name="Table1.C3" office:value-type="string">
            <text:p text:style-name="P15">mālēb<text:span text:style-name="T16">am</text:span></text:p>
          </table:table-cell>
          <table:table-cell table:style-name="Table1.A1" office:value-type="string">
            <text:p text:style-name="P15"><text:span text:style-name="T16">[</text:span>māl<text:span text:style-name="T16">am]</text:span></text:p>
          </table:table-cell>
          <table:table-cell table:style-name="Table1.C3" office:value-type="string">
            <text:p text:style-name="P15">māl<text:span text:style-name="T14">uī</text:span></text:p>
          </table:table-cell>
          <table:table-cell table:style-name="Table1.A1" office:value-type="string">
            <text:p text:style-name="P15">māl<text:span text:style-name="T14">ueram</text:span></text:p>
          </table:table-cell>
          <table:table-cell table:style-name="Table1.C3" office:value-type="string">
            <text:p text:style-name="P15">māl<text:span text:style-name="T14">uerō</text:span></text:p>
          </table:table-cell>
        </table:table-row>
        <table:table-row table:style-name="Table1.4">
          <table:table-cell table:style-name="Table1.A3" office:value-type="string">
            <text:p text:style-name="P17">2</text:p>
          </table:table-cell>
          <table:table-cell table:style-name="Table1.A1" office:value-type="string">
            <text:p text:style-name="P15">mā<text:span text:style-name="T16">vīs</text:span></text:p>
          </table:table-cell>
          <table:table-cell table:style-name="Table1.C3" office:value-type="string">
            <text:p text:style-name="P15">mālēb<text:span text:style-name="T16">ās</text:span></text:p>
          </table:table-cell>
          <table:table-cell table:style-name="Table1.A1" office:value-type="string">
            <text:p text:style-name="P15"><text:span text:style-name="T16">[</text:span>māl<text:span text:style-name="T16">ēs]</text:span></text:p>
          </table:table-cell>
          <table:table-cell table:style-name="Table1.C3" office:value-type="string">
            <text:p text:style-name="P15">māl<text:span text:style-name="T14">uistī</text:span></text:p>
          </table:table-cell>
          <table:table-cell table:style-name="Table1.A1" office:value-type="string">
            <text:p text:style-name="P15">māl<text:span text:style-name="T14">uerās</text:span></text:p>
          </table:table-cell>
          <table:table-cell table:style-name="Table1.C3" office:value-type="string">
            <text:p text:style-name="P15">māl<text:span text:style-name="T14">ueris</text:span></text:p>
          </table:table-cell>
        </table:table-row>
        <table:table-row table:style-name="Table1.5">
          <table:table-cell table:style-name="Table1.A3" office:value-type="string">
            <text:p text:style-name="P17">3</text:p>
          </table:table-cell>
          <table:table-cell table:style-name="Table1.A1" office:value-type="string">
            <text:p text:style-name="P15">mā<text:span text:style-name="T16">vult</text:span></text:p>
          </table:table-cell>
          <table:table-cell table:style-name="Table1.C3" office:value-type="string">
            <text:p text:style-name="P15">mālēb<text:span text:style-name="T16">at</text:span></text:p>
          </table:table-cell>
          <table:table-cell table:style-name="Table1.A1" office:value-type="string">
            <text:p text:style-name="P15">māl<text:span text:style-name="T16">ēt</text:span></text:p>
          </table:table-cell>
          <table:table-cell table:style-name="Table1.C3" office:value-type="string">
            <text:p text:style-name="P15">māl<text:span text:style-name="T14">uit</text:span></text:p>
          </table:table-cell>
          <table:table-cell table:style-name="Table1.A1" office:value-type="string">
            <text:p text:style-name="P15">māl<text:span text:style-name="T14">uerat</text:span></text:p>
          </table:table-cell>
          <table:table-cell table:style-name="Table1.C3" office:value-type="string">
            <text:p text:style-name="P15">māl<text:span text:style-name="T14">uerit</text:span></text:p>
          </table:table-cell>
        </table:table-row>
        <table:table-row table:style-name="Table1.6">
          <table:table-cell table:style-name="Table1.A3" office:value-type="string">
            <text:p text:style-name="P17">1 <text:span text:style-name="T12">pl</text:span></text:p>
          </table:table-cell>
          <table:table-cell table:style-name="Table1.A1" office:value-type="string">
            <text:p text:style-name="P15">māl<text:span text:style-name="T16">umus</text:span></text:p>
          </table:table-cell>
          <table:table-cell table:style-name="Table1.C3" office:value-type="string">
            <text:p text:style-name="P15">mālēb<text:span text:style-name="T16">āmus</text:span></text:p>
          </table:table-cell>
          <table:table-cell table:style-name="Table1.A1" office:value-type="string">
            <text:p text:style-name="P15">māl<text:span text:style-name="T16">ēmus</text:span></text:p>
          </table:table-cell>
          <table:table-cell table:style-name="Table1.C3" office:value-type="string">
            <text:p text:style-name="P15">māl<text:span text:style-name="T14">uimus</text:span></text:p>
          </table:table-cell>
          <table:table-cell table:style-name="Table1.A1" office:value-type="string">
            <text:p text:style-name="P16">māl<text:span text:style-name="T14">uerāmus</text:span></text:p>
          </table:table-cell>
          <table:table-cell table:style-name="Table1.C3" office:value-type="string">
            <text:p text:style-name="P15">māl<text:span text:style-name="T14">uerimus</text:span></text:p>
          </table:table-cell>
        </table:table-row>
        <table:table-row table:style-name="Table1.7">
          <table:table-cell table:style-name="Table1.A3" office:value-type="string">
            <text:p text:style-name="P17">2<text:span text:style-name="T11"> </text:span><text:span text:style-name="T12">pl</text:span></text:p>
          </table:table-cell>
          <table:table-cell table:style-name="Table1.A1" office:value-type="string">
            <text:p text:style-name="P15">mā<text:span text:style-name="T16">vultis</text:span></text:p>
          </table:table-cell>
          <table:table-cell table:style-name="Table1.C3" office:value-type="string">
            <text:p text:style-name="P15">mālēb<text:span text:style-name="T16">ātis</text:span></text:p>
          </table:table-cell>
          <table:table-cell table:style-name="Table1.A1" office:value-type="string">
            <text:p text:style-name="P15">māl<text:span text:style-name="T16">ētis</text:span></text:p>
          </table:table-cell>
          <table:table-cell table:style-name="Table1.C3" office:value-type="string">
            <text:p text:style-name="P15">māl<text:span text:style-name="T14">uistis</text:span></text:p>
          </table:table-cell>
          <table:table-cell table:style-name="Table1.A1" office:value-type="string">
            <text:p text:style-name="P15">māl<text:span text:style-name="T14">uerātis</text:span></text:p>
          </table:table-cell>
          <table:table-cell table:style-name="Table1.C3" office:value-type="string">
            <text:p text:style-name="P15">māl<text:span text:style-name="T14">ueritis</text:span></text:p>
          </table:table-cell>
        </table:table-row>
        <table:table-row table:style-name="Table1.8">
          <table:table-cell table:style-name="Table1.C3" office:value-type="string">
            <text:p text:style-name="P17">3<text:span text:style-name="T11"> p</text:span><text:span text:style-name="T12">l</text:span></text:p>
          </table:table-cell>
          <table:table-cell table:style-name="Table1.A1" office:value-type="string">
            <text:p text:style-name="P15">māl<text:span text:style-name="T16">unt</text:span></text:p>
          </table:table-cell>
          <table:table-cell table:style-name="Table1.C3" office:value-type="string">
            <text:p text:style-name="P15">mālēb<text:span text:style-name="T16">ant</text:span></text:p>
          </table:table-cell>
          <table:table-cell table:style-name="Table1.A1" office:value-type="string">
            <text:p text:style-name="P15">māl<text:span text:style-name="T16">ent</text:span></text:p>
          </table:table-cell>
          <table:table-cell table:style-name="Table1.C3" office:value-type="string">
            <text:p text:style-name="P15">māl<text:span text:style-name="T14">uērunt</text:span></text:p>
          </table:table-cell>
          <table:table-cell table:style-name="Table1.A1" office:value-type="string">
            <text:p text:style-name="P15">māl<text:span text:style-name="T14">uerant</text:span></text:p>
          </table:table-cell>
          <table:table-cell table:style-name="Table1.C3" office:value-type="string">
            <text:p text:style-name="P15">māl<text:span text:style-name="T14">uerint</text:span></text:p>
          </table:table-cell>
        </table:table-row>
      </table:table>
      <text:p text:style-name="P19"/>
      <table:table table:name="Table2" table:style-name="Table2" table:template-name="Verbum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1">Subi<text:span text:style-name="T10">ū</text:span>nctīvūs Āctīvus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6">Praes<text:span text:style-name="T9">ē</text:span>ns</text:p>
          </table:table-cell>
          <table:table-cell table:style-name="Table2.A2" office:value-type="string">
            <text:p text:style-name="P6">Praeteritum Imperfectum</text:p>
          </table:table-cell>
          <table:table-cell table:style-name="Table2.B2" office:value-type="string">
            <text:p text:style-name="P6">Praeteritum Perfectum</text:p>
          </table:table-cell>
          <table:table-cell table:style-name="Table2.A2" office:value-type="string">
            <text:p text:style-name="P7">Pl<text:span text:style-name="T9">ū</text:span>squamperfectum</text:p>
          </table:table-cell>
        </table:table-row>
        <table:table-row table:style-name="Table2.3">
          <table:table-cell table:style-name="Table2.A3" office:value-type="string">
            <text:p text:style-name="P17">1</text:p>
          </table:table-cell>
          <table:table-cell table:style-name="Table2.B3" office:value-type="string">
            <text:p text:style-name="P13">māl<text:span text:style-name="T17">im</text:span></text:p>
          </table:table-cell>
          <table:table-cell table:style-name="Table2.A3" office:value-type="string">
            <text:p text:style-name="P14">mall<text:span text:style-name="T17">em</text:span></text:p>
          </table:table-cell>
          <table:table-cell table:style-name="Table2.B3" office:value-type="string">
            <text:p text:style-name="P13">māl<text:span text:style-name="T14">uerim</text:span></text:p>
          </table:table-cell>
          <table:table-cell table:style-name="Table2.A3" office:value-type="string">
            <text:p text:style-name="P13">māl<text:span text:style-name="T14">uissem</text:span></text:p>
          </table:table-cell>
        </table:table-row>
        <table:table-row table:style-name="Table2.4">
          <table:table-cell table:style-name="Table2.A3" office:value-type="string">
            <text:p text:style-name="P17">2</text:p>
          </table:table-cell>
          <table:table-cell table:style-name="Table2.B3" office:value-type="string">
            <text:p text:style-name="P13">māl<text:span text:style-name="T17">īs</text:span></text:p>
          </table:table-cell>
          <table:table-cell table:style-name="Table2.A3" office:value-type="string">
            <text:p text:style-name="P14">mall<text:span text:style-name="T17">ēs</text:span></text:p>
          </table:table-cell>
          <table:table-cell table:style-name="Table2.B3" office:value-type="string">
            <text:p text:style-name="P13">māl<text:span text:style-name="T14">uerīs</text:span></text:p>
          </table:table-cell>
          <table:table-cell table:style-name="Table2.A3" office:value-type="string">
            <text:p text:style-name="P13">māl<text:span text:style-name="T14">uissēs</text:span></text:p>
          </table:table-cell>
        </table:table-row>
        <table:table-row table:style-name="Table2.5">
          <table:table-cell table:style-name="Table2.A3" office:value-type="string">
            <text:p text:style-name="P17">3</text:p>
          </table:table-cell>
          <table:table-cell table:style-name="Table2.B3" office:value-type="string">
            <text:p text:style-name="P13">māl<text:span text:style-name="T17">it</text:span></text:p>
          </table:table-cell>
          <table:table-cell table:style-name="Table2.A3" office:value-type="string">
            <text:p text:style-name="P14">mall<text:span text:style-name="T17">et</text:span></text:p>
          </table:table-cell>
          <table:table-cell table:style-name="Table2.B3" office:value-type="string">
            <text:p text:style-name="P13">māl<text:span text:style-name="T14">uerit</text:span></text:p>
          </table:table-cell>
          <table:table-cell table:style-name="Table2.A3" office:value-type="string">
            <text:p text:style-name="P13">māl<text:span text:style-name="T14">uisset</text:span></text:p>
          </table:table-cell>
        </table:table-row>
        <table:table-row table:style-name="Table2.6">
          <table:table-cell table:style-name="Table2.A3" office:value-type="string">
            <text:p text:style-name="P17">1 <text:span text:style-name="T12">pl</text:span></text:p>
          </table:table-cell>
          <table:table-cell table:style-name="Table2.B3" office:value-type="string">
            <text:p text:style-name="P13">māl<text:span text:style-name="T17">īmus</text:span></text:p>
          </table:table-cell>
          <table:table-cell table:style-name="Table2.A3" office:value-type="string">
            <text:p text:style-name="P14">mall<text:span text:style-name="T17">ēmus</text:span></text:p>
          </table:table-cell>
          <table:table-cell table:style-name="Table2.B3" office:value-type="string">
            <text:p text:style-name="P13">māl<text:span text:style-name="T14">uerīmus</text:span></text:p>
          </table:table-cell>
          <table:table-cell table:style-name="Table2.A3" office:value-type="string">
            <text:p text:style-name="P13">māl<text:span text:style-name="T14">uissēmus</text:span></text:p>
          </table:table-cell>
        </table:table-row>
        <table:table-row table:style-name="Table2.7">
          <table:table-cell table:style-name="Table2.A3" office:value-type="string">
            <text:p text:style-name="P17">2<text:span text:style-name="T11"> </text:span><text:span text:style-name="T12">pl</text:span></text:p>
          </table:table-cell>
          <table:table-cell table:style-name="Table2.B3" office:value-type="string">
            <text:p text:style-name="P13">māl<text:span text:style-name="T17">ītis</text:span></text:p>
          </table:table-cell>
          <table:table-cell table:style-name="Table2.A3" office:value-type="string">
            <text:p text:style-name="P14">mall<text:span text:style-name="T17">ētis</text:span></text:p>
          </table:table-cell>
          <table:table-cell table:style-name="Table2.B3" office:value-type="string">
            <text:p text:style-name="P13">māl<text:span text:style-name="T14">uerītis</text:span></text:p>
          </table:table-cell>
          <table:table-cell table:style-name="Table2.A3" office:value-type="string">
            <text:p text:style-name="P13">māl<text:span text:style-name="T14">uissētis</text:span></text:p>
          </table:table-cell>
        </table:table-row>
        <table:table-row table:style-name="Table2.8">
          <table:table-cell table:style-name="Table2.A3" office:value-type="string">
            <text:p text:style-name="P17">3<text:span text:style-name="T11"> p</text:span><text:span text:style-name="T12">l</text:span></text:p>
          </table:table-cell>
          <table:table-cell table:style-name="Table2.B3" office:value-type="string">
            <text:p text:style-name="P13">māl<text:span text:style-name="T17">int</text:span></text:p>
          </table:table-cell>
          <table:table-cell table:style-name="Table2.A3" office:value-type="string">
            <text:p text:style-name="P14">mall<text:span text:style-name="T17">ent</text:span></text:p>
          </table:table-cell>
          <table:table-cell table:style-name="Table2.B3" office:value-type="string">
            <text:p text:style-name="P13">māl<text:span text:style-name="T14">uerint</text:span></text:p>
          </table:table-cell>
          <table:table-cell table:style-name="Table2.A3" office:value-type="string">
            <text:p text:style-name="P13">māl<text:span text:style-name="T14">uissent</text:span>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P10"/>
                </table:table-cell>
                <table:table-cell table:style-name="Table7.A1" office:value-type="string">
                  <text:p text:style-name="P20">Infīnītīvus</text:p>
                </table:table-cell>
              </table:table-row>
              <table:table-row table:style-name="Table7.2">
                <table:table-cell table:style-name="Table7.A2" office:value-type="string">
                  <text:p text:style-name="P3">Praes<text:span text:style-name="T9">ē</text:span>ns</text:p>
                </table:table-cell>
                <table:table-cell table:style-name="Table7.B2" office:value-type="string">
                  <text:p text:style-name="P14">mall<text:span text:style-name="T15">e</text:span></text:p>
                </table:table-cell>
              </table:table-row>
              <table:table-row table:style-name="Table7.3">
                <table:table-cell table:style-name="Table7.A3" office:value-type="string">
                  <text:p text:style-name="P4">Praeteritum Perfectum</text:p>
                </table:table-cell>
                <table:table-cell table:style-name="Table7.B2" office:value-type="string">
                  <text:p text:style-name="P13">māl<text:span text:style-name="T14">uisse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Verbum.1" style:family="table-cell">
      <style:table-cell-properties fo:background-color="#e6e6e6"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2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3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5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6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7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8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9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0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1" style:family="table-cell">
      <style:table-cell-properties fo:border-bottom="0.06pt solid #000000" style:vertical-align="middle"/>
      <style:paragraph-properties fo:text-align="center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2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3" style:family="table-cell">
      <style:table-cell-properties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1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5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6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Verbum" table:first-row-end-column="row" table:first-row-start-column="column" table:last-row-end-column="row" table:last-row-start-column="column">
      <table:first-row table:style-name="Verbum.1"/>
      <table:last-row table:style-name="Verbum.2"/>
      <table:first-column table:style-name="Verbum.3"/>
      <table:last-column table:style-name="Verbum.4"/>
      <table:body table:style-name="Verbum.9"/>
      <table:even-rows table:style-name="Verbum.5"/>
      <table:odd-rows table:style-name="Verbum.6"/>
      <table:even-columns table:style-name="Verbum.7"/>
      <table:odd-columns table:style-name="Verbum.8"/>
      <table:background table:style-name="Verbum.10"/>
      <loext:first-row-even-column table:style-name="Verbum.15"/>
      <loext:last-row-even-column table:style-name="Verbum.16"/>
      <loext:first-row-end-column table:style-name="Verbum.12"/>
      <loext:first-row-start-column table:style-name="Verbum.11"/>
      <loext:last-row-end-column table:style-name="Verbum.14"/>
      <loext:last-row-start-column table:style-name="Verbum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4H7M30S</meta:editing-duration>
    <meta:editing-cycles>87</meta:editing-cycles>
    <meta:generator>LibreOffice/6.1.5.2$Linux_X86_64 LibreOffice_project/10$Build-2</meta:generator>
    <meta:initial-creator>Robert Lee</meta:initial-creator>
    <dc:date>2019-04-07T11:30:36.739990579</dc:date>
    <dc:creator>Robert Lee</dc:creator>
    <meta:printed-by>Robert Lee</meta:printed-by>
    <meta:print-date>2019-04-06T15:42:17.477437034</meta:print-date>
    <meta:document-statistic meta:table-count="4" meta:image-count="0" meta:object-count="0" meta:page-count="1" meta:paragraph-count="90" meta:word-count="109" meta:character-count="769" meta:non-whitespace-character-count="749"/>
    <meta:template xlink:type="simple" xlink:actuate="onRequest" xlink:title="A5CircaPunch" xlink:href="../../Templates/A5CircaPunch.ott" meta:date="2019-03-24T11:17:14.465111193"/>
  </office:meta>
</office:document-meta>
</file>